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4.318cm" svg:height="2.54cm" svg:x="7.985cm" svg:y="13.7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text:p text:style-name="P1"><text:span text:style-name="T1">Exercise</text:span><text:span text:style-name="T1"><text:line-break/></text:span><text:span text:style-name="T1">uP Controller</text:span></text:p>
        </draw:ellipse>
        <draw:ellipse draw:style-name="text" draw:text-style-name="P3" draw:layer="layout" svg:width="1.143cm" svg:height="1.524cm" svg:x="3.032cm" svg:y="20.431cm">
          <text:p/>
        </draw:ellipse>
        <draw:custom-shape draw:style-name="gr2" draw:text-style-name="P4" xml:id="id5" draw:id="id5" draw:layer="layout" svg:width="2.794cm" svg:height="1.397cm" svg:x="1.702cm" svg:y="10.035cm">
          <text:p text:style-name="P4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397cm" svg:x="1.829cm" svg:y="4.447cm">
          <text:p text:style-name="P4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794cm" svg:height="1.397cm" svg:x="4.048cm" svg:y="2.524cm">
          <draw:glue-point draw:id="4" svg:x="3.181cm" svg:y="5.003cm"/>
          <draw:glue-point draw:id="5" svg:x="-3.636cm" svg:y="5.003cm"/>
          <text:p text:style-name="P4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794cm" svg:height="1.27cm" svg:x="1.575cm" svg:y="12.067cm">
          <text:p text:style-name="P4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27cm" svg:x="1.829cm" svg:y="8.146cm">
          <text:p text:style-name="P4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667cm" svg:height="1.27cm" svg:x="1.853cm" svg:y="6.352cm">
          <text:p text:style-name="P4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5" draw:id="id35" draw:layer="layout" svg:width="1.674cm" svg:height="1.154cm" svg:x="9.307cm" svg:y="19.785cm">
          <text:p text:style-name="P4">Electric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1.651cm" svg:height="1.143cm" svg:x="5.318cm" svg:y="14.388cm">
          <text:p text:style-name="P4">NV<text:line-break/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286cm" svg:height="1.27cm" svg:x="7.222cm" svg:y="2.557cm">
          <text:p text:style-name="P4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3.048cm" svg:height="1.27cm" svg:x="16.875cm" svg:y="14.335cm">
          <text:p text:style-name="P4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794cm" svg:height="1.397cm" svg:x="16.983cm" svg:y="17.6cm">
          <text:p text:style-name="P4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7.985cm" svg:y1="14.97cm" svg:x2="6.969cm" svg:y2="14.959cm" draw:start-shape="id1" draw:start-glue-point="3" draw:end-shape="id2" draw:end-glue-point="1" svg:d="M7985 14970h-508v-11h-508">
          <text:p/>
        </draw:connector>
        <draw:custom-shape draw:style-name="gr2" draw:text-style-name="P4" xml:id="id11" draw:id="id11" draw:layer="layout" svg:width="2.794cm" svg:height="1.397cm" svg:x="17.129cm" svg:y="7.858cm">
          <text:p text:style-name="P4">Thumb 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667cm" svg:height="1.778cm" svg:x="8.788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4">Vehicle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1.079cm" svg:x1="10.121cm" svg:y1="10.398cm" svg:x2="10.144cm" svg:y2="13.7cm" draw:start-shape="id3" draw:start-glue-point="2" draw:end-shape="id1" draw:end-glue-point="0" svg:d="M10121 10398v2731h23v571">
          <text:p/>
        </draw:connector>
        <draw:connector draw:style-name="gr4" draw:text-style-name="P4" draw:layer="layout" svg:x1="4.369cm" svg:y1="12.702cm" svg:x2="8.788cm" svg:y2="10.016cm" draw:start-shape="id4" draw:start-glue-point="1" draw:end-shape="id3" draw:end-glue-point="4" svg:d="M4369 12702h2210v-2686h2209">
          <text:p/>
        </draw:connector>
        <draw:connector draw:style-name="gr4" draw:text-style-name="P4" draw:layer="layout" draw:line-skew="-0.973cm" svg:x1="4.496cm" svg:y1="10.733cm" svg:x2="8.788cm" svg:y2="9.762cm" draw:start-shape="id5" draw:start-glue-point="1" draw:end-shape="id3" draw:end-glue-point="5" svg:d="M4496 10733h1173v-971h3119">
          <text:p/>
        </draw:connector>
        <draw:connector draw:style-name="gr4" draw:text-style-name="P4" draw:layer="layout" draw:line-skew="-0.973cm" svg:x1="4.496cm" svg:y1="8.781cm" svg:x2="8.788cm" svg:y2="9.509cm" draw:start-shape="id6" draw:start-glue-point="1" draw:end-shape="id3" draw:end-glue-point="3" svg:d="M4496 8781h1173v728h3119">
          <text:p/>
        </draw:connector>
        <draw:connector draw:style-name="gr4" draw:text-style-name="P5" draw:layer="layout" draw:line-skew="-0.604cm" svg:x1="4.52cm" svg:y1="6.987cm" svg:x2="8.788cm" svg:y2="9.256cm" draw:start-shape="id7" draw:start-glue-point="1" draw:end-shape="id3" draw:end-glue-point="6" svg:d="M4520 6987h1530v2269h2738">
          <text:p/>
        </draw:connector>
        <draw:connector draw:style-name="gr5" draw:text-style-name="P4" draw:layer="layout" svg:x1="7.858cm" svg:y1="9.509cm" svg:x2="7.858cm" svg:y2="9.509cm" svg:d="M7858 9509z">
          <text:p/>
        </draw:connector>
        <draw:connector draw:style-name="gr4" draw:text-style-name="P4" draw:layer="layout" draw:line-skew="-0.275cm" svg:x1="4.623cm" svg:y1="5.145cm" svg:x2="8.788cm" svg:y2="9.002cm" draw:start-shape="id8" draw:start-glue-point="1" draw:end-shape="id3" draw:end-glue-point="7" svg:d="M4623 5145h1808v3857h2357">
          <text:p/>
        </draw:connector>
        <draw:connector draw:style-name="gr4" draw:text-style-name="P4" draw:layer="layout" draw:line-skew="-1.461cm" svg:x1="6.333cm" svg:y1="3.92cm" svg:x2="9.256cm" svg:y2="8.62cm" draw:start-shape="id9" draw:start-glue-point="4" draw:end-shape="id3" draw:end-glue-point="10" svg:d="M6333 3920v890h2923v3810">
          <text:p/>
        </draw:connector>
        <draw:connector draw:style-name="gr4" draw:text-style-name="P4" draw:layer="layout" draw:line-skew="-1.652cm" svg:x1="8.365cm" svg:y1="3.827cm" svg:x2="9.637cm" svg:y2="8.62cm" draw:start-shape="id10" draw:start-glue-point="2" draw:end-shape="id3" draw:end-glue-point="11" svg:d="M8365 3827v745h1272v4048">
          <text:p/>
        </draw:connector>
        <draw:connector draw:style-name="gr6" draw:text-style-name="P4" draw:layer="layout" draw:line-skew="-0.127cm" svg:x1="17.129cm" svg:y1="8.556cm" svg:x2="15.35cm" svg:y2="10.213cm" draw:start-shape="id11" draw:start-glue-point="3" draw:end-shape="id12" draw:end-glue-point="4" svg:d="M17129 8556h-1016v1657h-763">
          <text:p/>
        </draw:connector>
        <draw:custom-shape draw:style-name="gr2" draw:text-style-name="P4" xml:id="id15" draw:id="id15" draw:layer="layout" svg:width="2.989cm" svg:height="1.27cm" svg:x="16.934cm" svg:y="15.986cm">
          <text:p text:style-name="P4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2.159cm" svg:height="1.778cm" svg:x="13.192cm" svg:y="9.857cm">
          <draw:glue-point draw:id="4" svg:x="5.002cm" svg:y="-3cm"/>
          <draw:glue-point draw:id="5" svg:x="5.002cm" svg:y="3cm"/>
          <draw:glue-point draw:id="6" svg:x="3.237cm" svg:y="5cm"/>
          <draw:glue-point draw:id="7" svg:x="-3.232cm" svg:y="5cm"/>
          <draw:glue-point draw:id="8" svg:x="5.002cm" svg:y="2.142cm"/>
          <draw:glue-point draw:id="9" svg:x="4.414cm" svg:y="4.285cm"/>
          <draw:glue-point draw:id="10" svg:x="5.002cm" svg:y="-1.428cm"/>
          <text:p text:style-name="P4">User<text:line-break/>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1.905cm" svg:height="1.524cm" svg:x="13.514cm" svg:y="15.049cm">
          <draw:glue-point draw:id="4" svg:x="5.002cm" svg:y="-2.427cm"/>
          <draw:glue-point draw:id="5" svg:x="5.002cm" svg:y="2.572cm"/>
          <text:p text:style-name="P4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5.418cm" svg:y1="15.442cm" svg:x2="16.875cm" svg:y2="14.97cm" draw:start-shape="id13" draw:start-glue-point="4" draw:end-shape="id14" svg:d="M15418 15442h729v-472h728">
          <text:p/>
        </draw:connector>
        <draw:connector draw:style-name="gr6" draw:text-style-name="P4" draw:layer="layout" svg:x1="15.419cm" svg:y1="15.811cm" svg:x2="16.934cm" svg:y2="16.621cm" draw:start-shape="id13" draw:start-glue-point="1" draw:end-shape="id15" svg:d="M15419 15811h757v810h758">
          <text:p/>
        </draw:connector>
        <draw:connector draw:style-name="gr6" draw:text-style-name="P4" draw:layer="layout" draw:line-skew="-0.342cm" svg:x1="15.418cm" svg:y1="16.202cm" svg:x2="16.983cm" svg:y2="18.298cm" draw:start-shape="id13" draw:start-glue-point="5" draw:end-shape="id16" svg:d="M15418 16202h441v2096h1124">
          <text:p/>
        </draw:connector>
        <draw:connector draw:style-name="gr6" draw:text-style-name="P4" draw:layer="layout" svg:x1="12.303cm" svg:y1="14.97cm" svg:x2="13.514cm" svg:y2="15.811cm" draw:start-shape="id1" draw:start-glue-point="1" draw:end-shape="id13" draw:end-glue-point="3" svg:d="M12303 14970h605v841h606">
          <text:p/>
        </draw:connector>
        <draw:custom-shape draw:style-name="gr7" draw:text-style-name="P4" xml:id="id18" draw:id="id18" draw:layer="layout" svg:width="3.556cm" svg:height="1.397cm" svg:x="13.7cm" svg:y="19.669cm">
          <draw:glue-point draw:id="4" svg:x="2.5cm" svg:y="5.003cm"/>
          <draw:glue-point draw:id="5" svg:x="-2.142cm" svg:y="5.003cm"/>
          <text:p text:style-name="P4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2.032cm" svg:height="1.143cm" svg:x="17.129cm" svg:y="9.382cm">
          <text:p text:style-name="P4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129cm" svg:y1="9.953cm" svg:x2="15.351cm" svg:y2="10.746cm" draw:start-shape="id17" draw:start-glue-point="3" draw:end-shape="id12" draw:end-glue-point="1" svg:d="M17129 9953h-889v793h-889">
          <text:p/>
        </draw:connector>
        <draw:connector draw:style-name="gr3" draw:text-style-name="P4" draw:layer="layout" draw:line-skew="-1.195cm" svg:x1="13.7cm" svg:y1="20.367cm" svg:x2="11.817cm" svg:y2="15.742cm" draw:start-shape="id18" draw:start-glue-point="3" draw:end-shape="id1" draw:end-glue-point="4" svg:d="M13700 20367h-1893v-4625h10">
          <text:p/>
        </draw:connector>
        <draw:custom-shape draw:style-name="gr7" draw:text-style-name="P4" xml:id="id19" draw:id="id19" draw:layer="layout" svg:width="1.397cm" svg:height="0.825cm" svg:x="13.446cm" svg:y="23.035cm">
          <text:p text:style-name="P4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0" draw:id="id20" draw:layer="layout" svg:width="1.524cm" svg:height="1.333cm" svg:x="15.986cm" svg:y="22.781cm">
          <text:p text:style-name="P4">Internet</text:p>
          <text:p text:style-name="P4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4.717cm" svg:y1="21.065cm" svg:x2="14.144cm" svg:y2="23.035cm" draw:start-shape="id18" draw:start-glue-point="5" draw:end-shape="id19" draw:end-glue-point="0" svg:d="M14717 21065v985h-573v985">
          <text:p/>
        </draw:connector>
        <draw:connector draw:style-name="gr3" draw:text-style-name="P4" draw:layer="layout" svg:x1="16.748cm" svg:y1="22.781cm" svg:x2="16.367cm" svg:y2="21.065cm" draw:start-shape="id20" draw:start-glue-point="0" draw:end-shape="id18" draw:end-glue-point="4" svg:d="M16748 22781v-858h-381v-858">
          <text:p/>
        </draw:connector>
        <draw:connector draw:style-name="gr3" draw:text-style-name="P4" draw:layer="layout" svg:x1="14.843cm" svg:y1="23.447cm" svg:x2="15.986cm" svg:y2="23.447cm" draw:start-shape="id19" draw:start-glue-point="1" draw:end-shape="id20" draw:end-glue-point="3" svg:d="M14843 23447h1143">
          <text:p/>
        </draw:connector>
        <draw:connector draw:style-name="gr3" draw:text-style-name="P4" draw:layer="layout" svg:x1="11.667cm" svg:y1="9.763cm" svg:x2="11.667cm" svg:y2="9.763cm" svg:d="M11667 9763z">
          <text:p/>
        </draw:connector>
        <draw:connector draw:style-name="gr6" draw:text-style-name="P4" draw:layer="layout" svg:x1="14.271cm" svg:y1="11.635cm" svg:x2="11.69cm" svg:y2="14.093cm" draw:start-shape="id12" draw:start-glue-point="2" draw:end-shape="id1" draw:end-glue-point="5" svg:d="M14271 11635v1033h-2581v1425">
          <text:p/>
        </draw:connector>
        <draw:custom-shape draw:style-name="gr2" draw:text-style-name="P4" xml:id="id31" draw:id="id31" draw:layer="layout" svg:width="1.778cm" svg:height="1.016cm" svg:x="4.175cm" svg:y="19.796cm">
          <draw:glue-point draw:id="4" svg:x="-2.857cm" svg:y="5.004cm"/>
          <draw:glue-point draw:id="5" svg:x="2.142cm" svg:y="5.004cm"/>
          <text:p text:style-name="P4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2.286cm" svg:height="1.27cm" svg:x="7.477cm" svg:y="22.844cm">
          <text:p text:style-name="P4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1" draw:id="id21" draw:layer="layout" svg:width="2.032cm" svg:height="0.964cm" svg:x="13.214cm" svg:y="5.624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text:p text:style-name="P4">Bio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23cm" svg:y1="6.588cm" svg:x2="14.271cm" svg:y2="9.857cm" draw:start-shape="id21" draw:start-glue-point="2" draw:end-shape="id12" draw:end-glue-point="0" svg:d="M14230 6588v1635h41v1634">
          <text:p/>
        </draw:connector>
        <draw:custom-shape draw:style-name="gr2" draw:text-style-name="P4" xml:id="id22" draw:id="id22" draw:layer="layout" svg:width="2.413cm" svg:height="1.27cm" svg:x="10.484cm" svg:y="2.47cm">
          <text:p text:style-name="P4">Heart Monitor/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669cm" svg:height="1.27cm" svg:x="13.151cm" svg:y="2.449cm">
          <text:p text:style-name="P4">Blood<text:line-break/>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1.905cm" svg:height="1.27cm" svg:x="15.183cm" svg:y="2.453cm">
          <text:p text:style-name="P4">Respiration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5" draw:id="id25" draw:layer="layout" svg:width="2.304cm" svg:height="1.27cm" svg:x="17.324cm" svg:y="2.435cm">
          <text:p text:style-name="P4">Blood Oxygen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1.69cm" svg:y1="3.74cm" svg:x2="13.533cm" svg:y2="5.624cm" draw:start-shape="id22" draw:start-glue-point="2" draw:end-shape="id21" draw:end-glue-point="7" svg:d="M11690 3740v943h1843v941">
          <text:p/>
        </draw:connector>
        <draw:connector draw:style-name="gr6" draw:text-style-name="P4" draw:layer="layout" svg:x1="13.985cm" svg:y1="3.719cm" svg:x2="13.914cm" svg:y2="5.624cm" draw:start-shape="id23" draw:start-glue-point="2" draw:end-shape="id21" draw:end-glue-point="8" svg:d="M13985 3719v953h-71v952">
          <text:p/>
        </draw:connector>
        <draw:connector draw:style-name="gr6" draw:text-style-name="P4" draw:layer="layout" draw:line-skew="-0.447cm" svg:x1="16.135cm" svg:y1="3.723cm" svg:x2="14.42cm" svg:y2="5.624cm" draw:start-shape="id24" draw:start-glue-point="2" draw:end-shape="id21" draw:end-glue-point="5" svg:d="M16135 3723v504h-1715v1397">
          <text:p/>
        </draw:connector>
        <draw:connector draw:style-name="gr6" draw:text-style-name="P4" draw:layer="layout" svg:x1="18.476cm" svg:y1="3.705cm" svg:x2="14.928cm" svg:y2="5.624cm" draw:start-shape="id25" draw:start-glue-point="2" draw:end-shape="id21" draw:end-glue-point="6" svg:d="M18476 3705v960h-3548v959">
          <text:p/>
        </draw:connector>
        <draw:custom-shape draw:style-name="gr2" draw:text-style-name="P4" xml:id="id26" draw:id="id26" draw:layer="layout" svg:width="2.159cm" svg:height="1.27cm" svg:x="17.129cm" svg:y="10.652cm">
          <text:p text:style-name="P4">Touch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129cm" svg:y1="11.287cm" svg:x2="15.35cm" svg:y2="11.126cm" draw:start-shape="id26" draw:start-glue-point="3" draw:end-shape="id12" draw:end-glue-point="8" svg:d="M17129 11287h-889v-161h-890">
          <text:p/>
        </draw:connector>
        <draw:custom-shape draw:style-name="gr2" draw:text-style-name="P4" xml:id="id27" draw:id="id27" draw:layer="layout" svg:width="2.032cm" svg:height="1.016cm" svg:x="17.383cm" svg:y="5.064cm">
          <text:p text:style-name="P4">Blood Sugar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8" draw:id="id28" draw:layer="layout" svg:width="2.032cm" svg:height="1.143cm" svg:x="17.383cm" svg:y="6.461cm">
          <text:p text:style-name="P4">Brain Wa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7.383cm" svg:y1="5.572cm" svg:x2="15.246cm" svg:y2="5.752cm" draw:start-shape="id27" draw:start-glue-point="3" draw:end-shape="id21" draw:end-glue-point="9" svg:d="M17383 5572h-1068v180h-1069">
          <text:p/>
        </draw:connector>
        <draw:connector draw:style-name="gr6" draw:text-style-name="P4" draw:layer="layout" svg:x1="17.383cm" svg:y1="7.032cm" svg:x2="15.246cm" svg:y2="6.385cm" draw:start-shape="id28" draw:start-glue-point="3" draw:end-shape="id21" draw:end-glue-point="10" svg:d="M17383 7032h-1068v-647h-1069">
          <text:p/>
        </draw:connector>
        <draw:custom-shape draw:style-name="gr2" draw:text-style-name="P4" xml:id="id29" draw:id="id29" draw:layer="layout" svg:width="1.778cm" svg:height="1.016cm" svg:x="6.207cm" svg:y="19.771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6.716cm" svg:y1="20.787cm" svg:x2="6.333cm" svg:y2="22.845cm" draw:start-shape="id29" draw:start-glue-point="4" draw:end-shape="id30" draw:end-glue-point="4" svg:d="M6716 20787v1029h-383v1029">
          <text:p/>
        </draw:connector>
        <draw:connector draw:style-name="gr3" draw:text-style-name="P4" draw:layer="layout" svg:x1="5.444cm" svg:y1="20.812cm" svg:x2="5.446cm" svg:y2="22.845cm" draw:start-shape="id31" draw:start-glue-point="5" draw:end-shape="id30" draw:end-glue-point="5" svg:d="M5444 20812v1016h2v1017">
          <text:p/>
        </draw:connector>
        <draw:custom-shape draw:style-name="gr2" draw:text-style-name="P4" xml:id="id30" draw:id="id30" draw:layer="layout" svg:width="1.905cm" svg:height="1.143cm" svg:x="4.937cm" svg:y="22.844cm">
          <draw:glue-point draw:id="4" svg:x="2.335cm" svg:y="-4.995cm"/>
          <draw:glue-point draw:id="5" svg:x="-2.33cm" svg:y="-4.995cm"/>
          <text:p text:style-name="P4"><text:span text:style-name="T3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7.476cm" svg:y1="20.787cm" svg:x2="8.62cm" svg:y2="22.844cm" draw:start-shape="id29" draw:start-glue-point="5" draw:end-shape="id32" svg:d="M7476 20787v1029h1144v1028">
          <text:p/>
        </draw:connector>
        <draw:connector draw:style-name="gr3" draw:text-style-name="P4" draw:layer="layout" draw:line-skew="-0.369cm" svg:x1="7.096cm" svg:y1="19.771cm" svg:x2="9.51cm" svg:y2="16.24cm" draw:start-shape="id29" draw:start-glue-point="0" draw:end-shape="id1" draw:end-glue-point="6" svg:d="M7096 19771v-2134h2414v-1397">
          <text:p/>
        </draw:connector>
        <draw:connector draw:style-name="gr3" draw:text-style-name="P4" draw:layer="layout" draw:line-skew="-0.698cm" svg:x1="5.064cm" svg:y1="19.796cm" svg:x2="8.748cm" svg:y2="15.986cm" draw:start-shape="id31" draw:start-glue-point="0" draw:end-shape="id1" draw:end-glue-point="7" svg:d="M5064 19796v-2476h3684v-1334">
          <text:p/>
        </draw:connector>
        <draw:custom-shape draw:style-name="gr2" draw:text-style-name="P4" draw:layer="layout" svg:width="1.778cm" svg:height="1.016cm" svg:x="6.207cm" svg:y="19.772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143cm" svg:x="2.207cm" svg:y="19.796cm">
          <text:p text:style-name="P4">Retarder<text:line-break/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51cm" svg:height="1.016cm" svg:x="2.207cm" svg:y="22.59cm">
          <text:p text:style-name="P4">Retarding<text:line-break/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032cm" svg:y1="20.939cm" svg:x2="3.032cm" svg:y2="22.59cm" draw:start-shape="id33" draw:start-glue-point="2" draw:end-shape="id34" draw:end-glue-point="0" svg:d="M3032 20939v1651">
          <text:p/>
        </draw:connector>
        <draw:connector draw:style-name="gr3" draw:text-style-name="P4" draw:layer="layout" svg:x1="3.032cm" svg:y1="19.796cm" svg:x2="8.367cm" svg:y2="15.732cm" draw:start-shape="id33" draw:start-glue-point="0" draw:end-shape="id1" draw:end-glue-point="9" svg:d="M3032 19796v-4064h5335">
          <text:p/>
        </draw:connector>
        <draw:connector draw:style-name="gr3" draw:text-style-name="P4" draw:layer="layout" svg:x1="10.144cm" svg:y1="16.24cm" svg:x2="10.144cm" svg:y2="19.785cm" draw:start-shape="id1" draw:start-glue-point="2" draw:end-shape="id35" draw:end-glue-point="0" svg:d="M10144 16240v3545">
          <text:p/>
        </draw:connector>
        <draw:connector draw:style-name="gr3" draw:text-style-name="P4" draw:layer="layout" svg:x1="3.858cm" svg:y1="23.098cm" svg:x2="4.557cm" svg:y2="20.812cm" draw:start-shape="id34" draw:start-glue-point="1" draw:end-shape="id31" draw:end-glue-point="4" svg:d="M3858 23098h699v-2286">
          <text:p/>
        </draw:connector>
        <draw:custom-shape draw:style-name="gr2" draw:text-style-name="P4" xml:id="id36" draw:id="id36" draw:layer="layout" svg:width="2.032cm" svg:height="0.889cm" svg:x="17.256cm" svg:y="12.303cm">
          <text:p text:style-name="P4">Voice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7.256cm" svg:y1="12.747cm" svg:x2="15.223cm" svg:y2="11.507cm" draw:start-shape="id36" draw:start-glue-point="3" draw:end-shape="id12" draw:end-glue-point="9" svg:d="M17256 12747h-952v-1240h-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1-09T08:43:00.22</dc:date>
    <dc:creator>Larry Beck</dc:creator>
    <meta:editing-duration>P1DT17H19M22S</meta:editing-duration>
    <meta:editing-cycles>19</meta:editing-cycles>
    <meta:generator>OpenOffice/4.1.5$Win32 OpenOffice.org_project/415m1$Build-9789</meta:generator>
    <meta:printed-by>Larry Beck</meta:printed-by>
    <meta:print-date>2018-01-07T18:07:21.43</meta:print-date>
    <meta:document-statistic meta:object-count="78"/>
  </office:meta>
</office:document-meta>
</file>